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000000200879D7CC22787966B.png" manifest:media-type="image/png"/>
  <manifest:file-entry manifest:full-path="Pictures/1000020100000200000001E9B4B6932A237AEEF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545454" fo:font-size="10.5pt" style:font-size-asian="10.5pt" style:font-size-complex="10.5pt" fo:background-color="#ffffff"/>
    </style:style>
    <style:style style:name="P2" style:family="paragraph" style:parent-style-name="Standard">
      <style:text-properties fo:color="#545454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P3" style:family="paragraph" style:parent-style-name="Standard" style:master-page-name="First_20_Page">
      <style:paragraph-properties fo:text-align="center" style:justify-single-word="false" style:page-number="1"/>
    </style:style>
    <style:style style:name="P4" style:family="paragraph" style:parent-style-name="Standard">
      <style:paragraph-properties fo:padding-left="0in" fo:padding-right="0.028in" fo:padding-top="0in" fo:padding-bottom="0in" fo:border-left="none" fo:border-right="0.99pt solid #000000" fo:border-top="none" fo:border-bottom="none"/>
    </style:style>
    <style:style style:name="P5" style:family="paragraph" style:parent-style-name="Standard" style:master-page-name="Converted1">
      <style:paragraph-properties style:page-number="auto"/>
    </style:style>
    <style:style style:name="P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aveat" fo:font-size="48pt" fo:font-weight="bold" style:font-name-asian="Caveat1" style:font-size-asian="48pt" style:font-weight-asian="bold" style:font-name-complex="Caveat1" style:font-size-complex="48pt"/>
    </style:style>
    <style:style style:name="T3" style:family="text">
      <style:text-properties style:font-name="Caveat" fo:font-size="12pt" style:font-name-asian="Caveat1" style:font-size-asian="12pt" style:font-name-complex="Caveat1" style:font-size-complex="12pt"/>
    </style:style>
    <style:style style:name="T4" style:family="text">
      <style:text-properties fo:color="#545454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T5" style:family="text">
      <style:text-properties fo:color="#545454" fo:font-size="10.5pt" style:font-size-asian="10.5pt" style:font-size-complex="10.5pt" fo:background-color="#ffffff"/>
    </style:style>
    <style:style style:name="T6" style:family="text">
      <style:text-properties style:font-name="Times New Roman" fo:font-size="30pt" fo:font-style="italic" style:font-name-asian="Times New Roman1" style:font-size-asian="30pt" style:font-style-asian="italic" style:font-name-complex="Times New Roman1" style:font-size-complex="30pt"/>
    </style:style>
    <style:style style:name="T7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0975*" fo:start-indent="0in" fo:end-indent="0.25in"/>
          <style:column style:rel-width="23590*" fo:start-indent="0.25in" fo:end-indent="0.25in"/>
          <style:column style:rel-width="20970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АСТЕРОИДНЫЕ ВОЙНЫ</text:span></text:p>
      <text:p text:style-name="Standard"><text:span text:style-name="T2">С</text:span><text:span text:style-name="T3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style-name="Sect1" text:name="TextSection">
        <text:p text:style-name="P4">Глобальные потопы, нарушение баланса Земли, смещение континентов, появление морей и гор ученые связывают с падением астероидов. На 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 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 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draw:frame draw:style-name="fr1" draw:name="image2.png" text:anchor-type="as-char" svg:width="1.7602in" svg:height="1.7638in" draw:z-index="0"><draw:image xlink:href="Pictures/100000000000020000000200879D7CC22787966B.png" xlink:type="simple" xlink:show="embed" xlink:actuate="onLoad" loext:mime-type="image/png"/></draw:frame></text:p>
      </text:section>
      <text:section text:style-name="Sect2" text:name="Section1">
        <text:p text:style-name="Standard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center"/>
    </style:style>
    <style:style style:name="MP2" style:family="paragraph" style:parent-style-name="Standard">
      <style:text-properties fo:color="#545454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MP3" style:family="paragraph" style:parent-style-name="Standard">
      <style:text-properties fo:color="#545454" fo:font-size="10.5pt" style:font-size-asian="10.5pt" style:font-size-complex="10.5pt" fo:background-color="#ffffff"/>
    </style:style>
    <style:style style:name="MT1" style:family="text">
      <style:text-properties fo:color="#545454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MT2" style:family="text">
      <style:text-properties style:font-name="Times New Roman" fo:font-size="30pt" fo:font-style="italic" style:font-name-asian="Times New Roman1" style:font-size-asian="30pt" style:font-style-asian="italic" style:font-name-complex="Times New Roman1" style:font-size-complex="30pt"/>
    </style:style>
    <style:style style:name="M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MT4" style:family="text">
      <style:text-properties fo:color="#545454" fo:font-size="10.5pt" style:font-size-asian="10.5pt" style:font-size-complex="10.5pt" fo:background-color="#ffffff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M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Standard"><text:span text:style-name="MT1">§7<text:tab/> <text:s text:c="81"/><text:tab/><text:tab/><text:tab/>НАУКА И МИР</text:span></text:p>
        <text:p text:style-name="Standard"><draw:rect text:anchor-type="as-char" style:rel-width="100%" draw:z-index="1" draw:style-name="Mgr1" draw:text-style-name="MP1" svg:width="0.0012in" svg:height="0.0213in"><text:p/></draw:rect></text:p>
        <text:p text:style-name="Standard"/>
        <text:p text:style-name="Standard"><text:span text:style-name="MT2">О</text:span><text:span text:style-name="MT3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Standard"><draw:frame draw:style-name="Mfr1" draw:name="image1.png" text:anchor-type="as-char" svg:width="2.5575in" svg:height="1.6673in" draw:z-index="0"><draw:image xlink:href="Pictures/1000020100000200000001E9B4B6932A237AEEFA.png" xlink:type="simple" xlink:show="embed" xlink:actuate="onLoad" loext:mime-type="image/png"/></draw:frame></text:p>
        <text:p text:style-name="MP2"/>
        <text:p text:style-name="Standard"><text:span text:style-name="MT4"><text:tab/><text:tab/><text:tab/><text:tab/> <text:s text:c="2"/></text:span></text:p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Standard"><text:span text:style-name="MT4"><text:tab/><text:tab/><text:tab/></text:span></text:p>
      </style:header-left>
      <style:footer>
        <text:p text:style-name="Footer"/>
      </style:footer>
      <style:footer-left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><text:span text:style-name="MT1">§7</text:span><text:span text:style-name="MT4"><text:tab/><text:tab/><text:tab/><text:tab/><text:tab/><text:tab/><text:tab/><text:tab/><text:tab/> <text:s text:c="11"/></text:span><text:span text:style-name="MT1"><text:s/>НАУКА И МИР</text:span></text:p>
        <text:p text:style-name="Standard"><draw:rect text:anchor-type="as-char" style:rel-width="100%" draw:z-index="0" draw:style-name="Mgr1" draw:text-style-name="MP1" svg:width="0.0012in" svg:height="0.0213in"><text:p/></draw:rect></text:p>
        <text:p text:style-name="MP3"/>
      </style:header>
      <style:footer>
        <text:p text:style-name="Standard"/>
      </style:footer>
    </style:master-page>
    <style:master-page style:name="Converted1" style:page-layout-name="Mpm1">
      <style:header>
        <text:p text:style-name="Header"/>
      </style:header>
      <style:header-left>
        <text:p text:style-name="Standard"><text:span text:style-name="MT1">§7<text:tab/> <text:s text:c="81"/><text:tab/><text:tab/><text:tab/>НАУКА И МИР</text:span></text:p>
        <text:p text:style-name="Standard"><draw:rect text:anchor-type="as-char" draw:z-index="2" draw:style-name="Mgr2" draw:text-style-name="MP1" svg:width="0.0012in" svg:height="0.0213in"><text:p/></draw:rect></text:p>
        <text:p text:style-name="Standard"/>
        <text:p text:style-name="Standard"><text:span text:style-name="MT2">О</text:span><text:span text:style-name="MT3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Standard"><draw:frame draw:style-name="Mfr2" text:anchor-type="as-char" svg:width="2.5575in" svg:height="1.6673in" draw:z-index="3"><draw:image xlink:href="Pictures/1000020100000200000001E9B4B6932A237AEEFA.png" xlink:type="simple" xlink:show="embed" xlink:actuate="onLoad" loext:mime-type="image/png"/></draw:frame></text:p>
        <text:p text:style-name="MP2"/>
        <text:p text:style-name="Standard"><text:span text:style-name="MT4"><text:tab/><text:tab/><text:tab/><text:tab/> <text:s text:c="2"/></text:span></text:p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Standard"><text:span text:style-name="MT4"><text:tab/><text:tab/><text:tab/></text:span></text:p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17" meta:word-count="352" meta:character-count="2858" meta:non-whitespace-character-count="2303"/>
    <meta:generator>LibreOfficeDev/6.0.5.2$Linux_X86_64 LibreOffice_project/</meta:generator>
  </office:meta>
</office:document-meta>
</file>